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opacity="100%" draw:opacity-name="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co14" style:family="table-column">
      <style:table-column-properties style:column-width="4.068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4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3.8cm" svg:y="5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3.581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(x,y)</text:span><text:span text:style-name="T1"><text:tab/></text:span><text:span text:style-name="T1"><text:tab/></text:span><text:span text:style-name="T1"><text:tab/></text:span><text:span text:style-name="T1">tcg_GetElementOverPosition(tcg, x, y)</text:span><text:span text:style-name="T1"><text:tab/></text:span><text:span text:style-name="T1"><text:tab/></text:span><text:span text:style-name="T1">Element-Index, if (x,y) is above an element</text:span></text:p>
            <text:p><text:span text:style-name="T1"><text:tab/></text:span><text:span text:style-name="T1">S(Element-Index)</text:span><text:span text:style-name="T1"><text:tab/></text:span><text:span text:style-name="T1">tcg_IsSelected(tcg, idx) </text:span><text:span text:style-name="T1"><text:tab/></text:span><text:span text:style-name="T1"><text:tab/></text:span><text:span text:style-name="T1"><text:tab/></text:span><text:span text:style-name="T1"><text:tab/></text:span><text:span text:style-name="T1">True, if the element is select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1"><text:span text:style-name="T2">E(x,y) &lt; 0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1"><text:span text:style-name="T2">U</text:span></text:p>
        </draw:connector>
        <draw:connector draw:style-name="gr10" draw:text-style-name="P5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1"><text:span text:style-name="T2">S(E(x,y)) = 1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S(E(x,y)) = 0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6.969cm" svg:y1="6.391cm" svg:x2="11.3cm" svg:y2="8.2cm" draw:end-shape="id7" draw:end-glue-point="4" svg:d="M6969 6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1"><text:span text:style-name="T2">E(x,y) &lt; 0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1"><text:span text:style-name="T2">S(E(x,y)) = 0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1 → S(E(x,y))</text:span></text:p>
        </draw:connector>
        <draw:connector draw:style-name="gr11" draw:text-style-name="P6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1"><text:span text:style-name="T2">S(E(x,y)) = 1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1"><text:span text:style-name="T2">U</text:span></text:p>
        </draw:connector>
        <draw:connector draw:style-name="gr11" draw:text-style-name="P6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3.806cm" svg:x="16.058cm" svg:y="5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dir_src</text:p>
              </table:table-cell>
              <table:table-cell>
                <text:p text:style-name="P9">dir_dest</text:p>
              </table:table-cell>
              <table:table-cell>
                <text:p text:style-name="P9">Path-Algoritm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2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3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 table:style-name="ce2"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3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0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2</text:p>
              </table:table-cell>
              <table:table-cell table:style-name="ce2"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0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1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2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3</text:p>
              </table:table-cell>
              <table:table-cell table:style-name="ce2">
                <text:p text:style-name="P9">Parall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5" draw:text-style-name="P10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5.6cm" svg:y1="2.6cm" svg:x2="16.6cm" svg:y2="2.6cm">
          <text:p/>
        </draw:line>
        <draw:line draw:style-name="gr16" draw:text-style-name="P10" draw:layer="layout" svg:x1="14.8cm" svg:y1="3.4cm" svg:x2="14.8cm" svg:y2="4.2cm">
          <text:p/>
        </draw:line>
        <draw:line draw:style-name="gr16" draw:text-style-name="P10" draw:layer="layout" svg:x1="14cm" svg:y1="2.6cm" svg:x2="13cm" svg:y2="2.6cm">
          <text:p/>
        </draw:line>
        <draw:line draw:style-name="gr17" draw:text-style-name="P10" draw:layer="layout" svg:x1="14.8cm" svg:y1="1.2cm" svg:x2="14.8cm" svg:y2="2cm">
          <text:p/>
        </draw:line>
        <draw:frame draw:style-name="gr18" draw:text-style-name="P11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8cm" svg:y1="2.4cm" svg:x2="25.8cm" svg:y2="2.4cm">
          <text:p/>
        </draw:line>
        <draw:line draw:style-name="gr16" draw:text-style-name="P10" draw:layer="layout" svg:x1="21cm" svg:y1="3.2cm" svg:x2="21cm" svg:y2="4cm">
          <text:p/>
        </draw:line>
        <draw:line draw:style-name="gr16" draw:text-style-name="P10" draw:layer="layout" svg:x1="20.2cm" svg:y1="2.4cm" svg:x2="19.2cm" svg:y2="2.4cm">
          <text:p/>
        </draw:line>
        <draw:line draw:style-name="gr16" draw:text-style-name="P10" draw:layer="layout" svg:x1="21cm" svg:y1="1cm" svg:x2="21cm" svg:y2="1.8cm">
          <text:p/>
        </draw:line>
        <draw:frame draw:style-name="gr20" draw:text-style-name="P11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4.4cm" svg:y1="5cm" svg:x2="25.8cm" svg:y2="5cm">
          <text:p/>
        </draw:line>
        <draw:line draw:style-name="gr16" draw:text-style-name="P10" draw:layer="layout" svg:x1="23.6cm" svg:y1="5.8cm" svg:x2="23.6cm" svg:y2="6.6cm">
          <text:p/>
        </draw:line>
        <draw:line draw:style-name="gr16" draw:text-style-name="P10" draw:layer="layout" svg:x1="22.8cm" svg:y1="5cm" svg:x2="21.8cm" svg:y2="5cm">
          <text:p/>
        </draw:line>
        <draw:line draw:style-name="gr16" draw:text-style-name="P10" draw:layer="layout" svg:x1="23.6cm" svg:y1="3.6cm" svg:x2="23.6cm" svg:y2="4.4cm">
          <text:p/>
        </draw:line>
        <draw:frame draw:style-name="gr21" draw:text-style-name="P11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7" draw:text-style-name="P10" draw:layer="layout" svg:x1="25.8cm" svg:y1="2.4cm" svg:x2="25.8cm" svg:y2="5cm">
          <text:p/>
        </draw:line>
        <draw:frame draw:style-name="gr13" draw:text-style-name="P11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Condition</text:p>
              </table:table-cell>
              <table:table-cell>
                <text:p text:style-name="P9">Path-Algorithm</text:p>
              </table:table-cell>
            </table:table-row>
            <table:table-row table:style-name="ro1" table:default-cell-style-name="ce1">
              <table:table-cell>
                <text:p text:style-name="P9">dir_src == dir_dest</text:p>
              </table:table-cell>
              <table:table-cell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dir_src+dir_dest == 4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0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8.2cm" svg:y1="5.794cm" svg:x2="19.2cm" svg:y2="5.794cm">
          <text:p/>
        </draw:line>
        <draw:line draw:style-name="gr17" draw:text-style-name="P10" draw:layer="layout" svg:x1="17.4cm" svg:y1="6.594cm" svg:x2="17.4cm" svg:y2="7.394cm">
          <text:p/>
        </draw:line>
        <draw:line draw:style-name="gr16" draw:text-style-name="P10" draw:layer="layout" svg:x1="16.6cm" svg:y1="5.794cm" svg:x2="15.6cm" svg:y2="5.794cm">
          <text:p/>
        </draw:line>
        <draw:line draw:style-name="gr16" draw:text-style-name="P10" draw:layer="layout" svg:x1="17.4cm" svg:y1="4.394cm" svg:x2="17.4cm" svg:y2="5.194cm">
          <text:p/>
        </draw:line>
        <draw:frame draw:style-name="gr18" draw:text-style-name="P11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7" draw:text-style-name="P10" draw:layer="layout" svg:x1="11.8cm" svg:y1="1.2cm" svg:x2="14.8cm" svg:y2="1.2cm">
          <text:p/>
        </draw:line>
        <draw:line draw:style-name="gr17" draw:text-style-name="P10" draw:layer="layout" svg:x1="11.8cm" svg:y1="7.4cm" svg:x2="17.4cm" svg:y2="7.4cm">
          <text:p/>
        </draw:line>
        <draw:line draw:style-name="gr17" draw:text-style-name="P10" draw:layer="layout" svg:x1="11.8cm" svg:y1="7.4cm" svg:x2="11.8cm" svg:y2="1.2cm">
          <text:p/>
        </draw:line>
        <draw:frame draw:style-name="gr13" draw:text-style-name="P11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5" draw:text-style-name="P10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3.8cm" svg:y1="15cm" svg:x2="14.8cm" svg:y2="15cm">
          <text:p/>
        </draw:line>
        <draw:line draw:style-name="gr16" draw:text-style-name="P10" draw:layer="layout" svg:x1="13cm" svg:y1="15.8cm" svg:x2="13cm" svg:y2="16.6cm">
          <text:p/>
        </draw:line>
        <draw:line draw:style-name="gr16" draw:text-style-name="P10" draw:layer="layout" svg:x1="12.2cm" svg:y1="15cm" svg:x2="11.2cm" svg:y2="15cm">
          <text:p/>
        </draw:line>
        <draw:line draw:style-name="gr17" draw:text-style-name="P10" draw:layer="layout" svg:x1="13cm" svg:y1="13.6cm" svg:x2="13cm" svg:y2="14.4cm">
          <text:p/>
        </draw:line>
        <draw:frame draw:style-name="gr18" draw:text-style-name="P11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6.4cm" svg:y1="16.8cm" svg:x2="17.4cm" svg:y2="16.8cm">
          <text:p/>
        </draw:line>
        <draw:line draw:style-name="gr22" draw:text-style-name="P10" draw:layer="layout" svg:x1="15.6cm" svg:y1="17.6cm" svg:x2="15.6cm" svg:y2="18.4cm">
          <text:p/>
        </draw:line>
        <draw:line draw:style-name="gr16" draw:text-style-name="P10" draw:layer="layout" svg:x1="14.8cm" svg:y1="16.8cm" svg:x2="13.8cm" svg:y2="16.8cm">
          <text:p/>
        </draw:line>
        <draw:line draw:style-name="gr16" draw:text-style-name="P10" draw:layer="layout" svg:x1="15.6cm" svg:y1="15.4cm" svg:x2="15.6cm" svg:y2="16.2cm">
          <text:p/>
        </draw:line>
        <draw:frame draw:style-name="gr18" draw:text-style-name="P11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7" draw:text-style-name="P10" draw:layer="layout" svg:x1="17.4cm" svg:y1="13.6cm" svg:x2="13cm" svg:y2="13.6cm">
          <text:p/>
        </draw:line>
        <draw:line draw:style-name="gr17" draw:text-style-name="P10" draw:layer="layout" svg:x1="17.4cm" svg:y1="16.8cm" svg:x2="17.4cm" svg:y2="13.6cm">
          <text:p/>
        </draw:line>
        <draw:frame draw:style-name="gr13" draw:text-style-name="P11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5" draw:text-style-name="P10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cm" svg:y1="12.9cm" svg:x2="24.8cm" svg:y2="12.9cm">
          <text:p/>
        </draw:line>
        <draw:line draw:style-name="gr16" draw:text-style-name="P10" draw:layer="layout" svg:x1="22.2cm" svg:y1="13.7cm" svg:x2="22.2cm" svg:y2="14.5cm">
          <text:p/>
        </draw:line>
        <draw:line draw:style-name="gr16" draw:text-style-name="P10" draw:layer="layout" svg:x1="21.4cm" svg:y1="12.9cm" svg:x2="20.4cm" svg:y2="12.9cm">
          <text:p/>
        </draw:line>
        <draw:line draw:style-name="gr22" draw:text-style-name="P10" draw:layer="layout" svg:x1="22.2cm" svg:y1="11.5cm" svg:x2="22.2cm" svg:y2="12.3cm">
          <text:p/>
        </draw:line>
        <draw:frame draw:style-name="gr18" draw:text-style-name="P11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4.2cm" svg:y1="18.6cm" svg:x2="25.2cm" svg:y2="18.6cm">
          <text:p/>
        </draw:line>
        <draw:line draw:style-name="gr22" draw:text-style-name="P10" draw:layer="layout" svg:x1="24.8cm" svg:y1="15.5cm" svg:x2="24.8cm" svg:y2="16.3cm">
          <text:p/>
        </draw:line>
        <draw:line draw:style-name="gr16" draw:text-style-name="P10" draw:layer="layout" svg:x1="24cm" svg:y1="14.7cm" svg:x2="23cm" svg:y2="14.7cm">
          <text:p/>
        </draw:line>
        <draw:line draw:style-name="gr17" draw:text-style-name="P10" draw:layer="layout" svg:x1="24.8cm" svg:y1="12.9cm" svg:x2="24.8cm" svg:y2="14.1cm">
          <text:p/>
        </draw:line>
        <draw:frame draw:style-name="gr18" draw:text-style-name="P11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13" draw:text-style-name="P11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5" draw:text-style-name="P10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6cm" svg:y1="16.788cm" svg:x2="26cm" svg:y2="16.8cm">
          <text:p/>
        </draw:line>
        <draw:line draw:style-name="gr16" draw:text-style-name="P10" draw:layer="layout" svg:x1="20.8cm" svg:y1="17.594cm" svg:x2="20.8cm" svg:y2="18.394cm">
          <text:p/>
        </draw:line>
        <draw:line draw:style-name="gr16" draw:text-style-name="P10" draw:layer="layout" svg:x1="20cm" svg:y1="16.794cm" svg:x2="19cm" svg:y2="16.794cm">
          <text:p/>
        </draw:line>
        <draw:line draw:style-name="gr22" draw:text-style-name="P10" draw:layer="layout" svg:x1="20.8cm" svg:y1="15.394cm" svg:x2="20.8cm" svg:y2="16.194cm">
          <text:p/>
        </draw:line>
        <draw:frame draw:style-name="gr18" draw:text-style-name="P11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8" draw:text-style-name="P11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.4cm" svg:y1="19.394cm" svg:x2="23.4cm" svg:y2="20.194cm">
          <text:p/>
        </draw:line>
        <draw:line draw:style-name="gr16" draw:text-style-name="P10" draw:layer="layout" svg:x1="22.6cm" svg:y1="18.594cm" svg:x2="21.6cm" svg:y2="18.594cm">
          <text:p/>
        </draw:line>
        <draw:line draw:style-name="gr22" draw:text-style-name="P10" draw:layer="layout" svg:x1="23.4cm" svg:y1="17.188cm" svg:x2="23.4cm" svg:y2="17.994cm">
          <text:p/>
        </draw:line>
        <draw:frame draw:style-name="gr19" draw:text-style-name="P11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13" draw:text-style-name="P11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5" draw:text-style-name="P10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cm" svg:y1="12.897cm" svg:x2="24.8cm" svg:y2="12.897cm">
          <text:p/>
        </draw:line>
        <draw:line draw:style-name="gr16" draw:text-style-name="P10" draw:layer="layout" svg:x1="22.2cm" svg:y1="13.697cm" svg:x2="22.2cm" svg:y2="14.497cm">
          <text:p/>
        </draw:line>
        <draw:line draw:style-name="gr16" draw:text-style-name="P10" draw:layer="layout" svg:x1="21.4cm" svg:y1="12.897cm" svg:x2="20.4cm" svg:y2="12.897cm">
          <text:p/>
        </draw:line>
        <draw:line draw:style-name="gr22" draw:text-style-name="P10" draw:layer="layout" svg:x1="22.2cm" svg:y1="11.497cm" svg:x2="22.2cm" svg:y2="12.297cm">
          <text:p/>
        </draw:line>
        <draw:frame draw:style-name="gr18" draw:text-style-name="P11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4.8cm" svg:y1="15.497cm" svg:x2="24.8cm" svg:y2="16.297cm">
          <text:p/>
        </draw:line>
        <draw:line draw:style-name="gr16" draw:text-style-name="P10" draw:layer="layout" svg:x1="24cm" svg:y1="14.697cm" svg:x2="23cm" svg:y2="14.697cm">
          <text:p/>
        </draw:line>
        <draw:line draw:style-name="gr17" draw:text-style-name="P10" draw:layer="layout" svg:x1="24.8cm" svg:y1="12.897cm" svg:x2="24.8cm" svg:y2="14.097cm">
          <text:p/>
        </draw:line>
        <draw:frame draw:style-name="gr19" draw:text-style-name="P11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13" draw:text-style-name="P11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7" draw:text-style-name="P10" draw:layer="layout" svg:x1="26cm" svg:y1="20.194cm" svg:x2="26cm" svg:y2="16.788cm">
          <text:p/>
        </draw:line>
        <draw:line draw:style-name="gr17" draw:text-style-name="P10" draw:layer="layout" svg:x1="26cm" svg:y1="20.194cm" svg:x2="23.4cm" svg:y2="20.194cm">
          <text:p/>
        </draw:line>
        <draw:frame draw:style-name="gr13" draw:text-style-name="P7" draw:layer="layout" svg:width="2.056cm" svg:height="0.962cm" svg:x="12.6cm" svg:y="4.8cm">
          <draw:text-box>
            <text:p>DF: 2</text:p>
          </draw:text-box>
        </draw:frame>
        <draw:frame draw:style-name="gr13" draw:text-style-name="P7" draw:layer="layout" svg:width="2.056cm" svg:height="0.962cm" svg:x="25.2cm" svg:y="5.838cm">
          <draw:text-box>
            <text:p>DF: 1</text:p>
          </draw:text-box>
        </draw:frame>
        <draw:frame draw:style-name="gr13" draw:text-style-name="P7" draw:layer="layout" svg:width="2.056cm" svg:height="0.962cm" svg:x="15.4cm" svg:y="12.038cm">
          <draw:text-box>
            <text:p>DF: 2</text:p>
          </draw:text-box>
        </draw:frame>
        <draw:frame draw:style-name="gr13" draw:text-style-name="P7" draw:layer="layout" svg:width="2.056cm" svg:height="0.962cm" svg:x="25.544cm" svg:y="12.306cm">
          <draw:text-box>
            <text:p>DF: 0</text:p>
          </draw:text-box>
        </draw:frame>
        <draw:frame draw:style-name="gr13" draw:text-style-name="P7" draw:layer="layout" svg:width="2.056cm" svg:height="0.962cm" svg:x="19cm" svg:y="20.038cm">
          <draw:text-box>
            <text:p>DF: 2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3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5" draw:text-style-name="P10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9.6cm" svg:y1="4cm" svg:x2="20.6cm" svg:y2="4cm">
          <text:p/>
        </draw:line>
        <draw:line draw:style-name="gr16" draw:text-style-name="P10" draw:layer="layout" svg:x1="18.4cm" svg:y1="4.794cm" svg:x2="18.4cm" svg:y2="5.594cm">
          <text:p/>
        </draw:line>
        <draw:line draw:style-name="gr16" draw:text-style-name="P10" draw:layer="layout" svg:x1="18cm" svg:y1="4cm" svg:x2="17cm" svg:y2="4cm">
          <text:p/>
        </draw:line>
        <draw:line draw:style-name="gr17" draw:text-style-name="P10" draw:layer="layout" svg:x1="18.8cm" svg:y1="2.6cm" svg:x2="18.8cm" svg:y2="3.4cm">
          <text:p/>
        </draw:line>
        <draw:frame draw:style-name="gr18" draw:text-style-name="P11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2.2cm" svg:y1="5.8cm" svg:x2="23.2cm" svg:y2="5.8cm">
          <text:p/>
        </draw:line>
        <draw:line draw:style-name="gr22" draw:text-style-name="P10" draw:layer="layout" svg:x1="21.4cm" svg:y1="6.6cm" svg:x2="21.4cm" svg:y2="7.4cm">
          <text:p/>
        </draw:line>
        <draw:line draw:style-name="gr16" draw:text-style-name="P10" draw:layer="layout" svg:x1="20.577cm" svg:y1="5.606cm" svg:x2="19.577cm" svg:y2="5.606cm">
          <text:p/>
        </draw:line>
        <draw:line draw:style-name="gr16" draw:text-style-name="P10" draw:layer="layout" svg:x1="21.4cm" svg:y1="4.4cm" svg:x2="21.4cm" svg:y2="5.2cm">
          <text:p/>
        </draw:line>
        <draw:frame draw:style-name="gr18" draw:text-style-name="P11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7" draw:text-style-name="P10" draw:layer="layout" svg:x1="23.2cm" svg:y1="2.6cm" svg:x2="18.8cm" svg:y2="2.6cm">
          <text:p/>
        </draw:line>
        <draw:line draw:style-name="gr17" draw:text-style-name="P10" draw:layer="layout" svg:x1="23.2cm" svg:y1="5.8cm" svg:x2="23.2cm" svg:y2="2.6cm">
          <text:p/>
        </draw:line>
        <draw:frame draw:style-name="gr13" draw:text-style-name="P11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39cm" svg:y="2.33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 text:style-name="P9">Point a</text:p>
              </table:table-cell>
              <table:table-cell>
                <text:p text:style-name="P9">Dir a</text:p>
              </table:table-cell>
              <table:table-cell>
                <text:p text:style-name="P9">Point b</text:p>
              </table:table-cell>
              <table:table-cell table:style-name="ce3">
                <text:p text:style-name="P9">Dir b</text:p>
              </table:table-cell>
              <table:table-cell table:style-name="ce3">
                <text:p text:style-name="P9">Crosspoint</text:p>
              </table:table-cell>
              <table:table-cell table:style-name="ce3">
                <text:p text:style-name="P9">Crosspoint<text:line-break/>covers</text:p>
              </table:table-cell>
            </table:table-row>
            <table:table-row table:style-name="ro2" table:default-cell-style-name="ce5">
              <table:table-cell table:style-name="ce2">
                <text:p text:style-name="P9">(ax, ay)</text:p>
              </table:table-cell>
              <table:table-cell table:style-name="ce2">
                <text:p text:style-name="P9">3<text:line-break/>odd: x</text:p>
              </table:table-cell>
              <table:table-cell table:style-name="ce4">
                <text:p text:style-name="P9">(bx, by)</text:p>
              </table:table-cell>
              <table:table-cell>
                <text:p text:style-name="P9">0<text:line-break/>even: y</text:p>
              </table:table-cell>
              <table:table-cell>
                <text:p text:style-name="P9">(ax, by)</text:p>
              </table:table-cell>
              <table:table-cell>
                <text:p text:style-name="P9">0<text:line-break/>→ Edge-4A</text:p>
              </table:table-cell>
            </table:table-row>
            <table:table-row table:style-name="ro2" table:default-cell-style-name="ce5">
              <table:table-cell table:style-name="ce2">
                <text:p text:style-name="P9">(ax, ay)</text:p>
              </table:table-cell>
              <table:table-cell table:style-name="ce2">
                <text:p text:style-name="P9">0<text:line-break/>even: y</text:p>
              </table:table-cell>
              <table:table-cell table:style-name="ce4">
                <text:p text:style-name="P9">(bx, by)</text:p>
              </table:table-cell>
              <table:table-cell>
                <text:p text:style-name="P9">1<text:line-break/>odd: x</text:p>
              </table:table-cell>
              <table:table-cell>
                <text:p text:style-name="P9">(bx, by)</text:p>
              </table:table-cell>
              <table:table-cell>
                <text:p text:style-name="P9">1<text:line-break/>→ Edge-4B</text:p>
              </table:table-cell>
            </table:table-row>
            <table:table-row table:style-name="ro2" table:default-cell-style-name="ce5">
              <table:table-cell table:style-name="ce2">
                <text:p text:style-name="P9">(ax, ay)</text:p>
              </table:table-cell>
              <table:table-cell table:style-name="ce2">
                <text:p text:style-name="P9">0<text:line-break/>even: y</text:p>
              </table:table-cell>
              <table:table-cell table:style-name="ce4">
                <text:p text:style-name="P9">(bx, by)</text:p>
              </table:table-cell>
              <table:table-cell>
                <text:p text:style-name="P9">3<text:line-break/>odd: x</text:p>
              </table:table-cell>
              <table:table-cell>
                <text:p text:style-name="P9">(bx, by)</text:p>
              </table:table-cell>
              <table:table-cell>
                <text:p text:style-name="P9">2<text:line-break/>→ Edge-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11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9" draw:text-style-name="P11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3" draw:text-style-name="P10" draw:layer="layout" svg:x1="18.8cm" svg:y1="5.8cm" svg:x2="20.6cm" svg:y2="5.8cm">
          <text:p/>
        </draw:line>
        <draw:line draw:style-name="gr23" draw:text-style-name="P10" draw:layer="layout" svg:x1="18.8cm" svg:y1="5.8cm" svg:x2="18.8cm" svg:y2="4.8cm">
          <text:p/>
        </draw:line>
        <draw:line draw:style-name="gr16" draw:text-style-name="P10" draw:layer="layout" svg:x1="21.8cm" svg:y1="10cm" svg:x2="21.4cm" svg:y2="10.4cm">
          <text:p/>
        </draw:line>
        <draw:line draw:style-name="gr16" draw:text-style-name="P10" draw:layer="layout" svg:x1="21.8cm" svg:y1="10.4cm" svg:x2="21.4cm" svg:y2="10cm">
          <text:p/>
        </draw:line>
        <draw:frame draw:style-name="gr24" draw:text-style-name="P11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2" draw:text-style-name="P10" draw:layer="layout" svg:x1="22.4cm" svg:y1="12cm" svg:x2="23.4cm" svg:y2="12cm">
          <text:p/>
        </draw:line>
        <draw:frame draw:style-name="gr18" draw:text-style-name="P11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5" draw:text-style-name="P10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9.8cm" svg:y1="10.188cm" svg:x2="24.2cm" svg:y2="10.2cm">
          <text:p/>
        </draw:line>
        <draw:line draw:style-name="gr16" draw:text-style-name="P10" draw:layer="layout" svg:x1="19cm" svg:y1="10.994cm" svg:x2="19cm" svg:y2="11.794cm">
          <text:p/>
        </draw:line>
        <draw:line draw:style-name="gr16" draw:text-style-name="P10" draw:layer="layout" svg:x1="18.2cm" svg:y1="10.194cm" svg:x2="17.2cm" svg:y2="10.194cm">
          <text:p/>
        </draw:line>
        <draw:line draw:style-name="gr22" draw:text-style-name="P10" draw:layer="layout" svg:x1="19cm" svg:y1="8.794cm" svg:x2="19cm" svg:y2="9.594cm">
          <text:p/>
        </draw:line>
        <draw:frame draw:style-name="gr18" draw:text-style-name="P11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8" draw:text-style-name="P11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6cm" svg:y1="12.794cm" svg:x2="21.6cm" svg:y2="13.594cm">
          <text:p/>
        </draw:line>
        <draw:line draw:style-name="gr16" draw:text-style-name="P10" draw:layer="layout" svg:x1="20.8cm" svg:y1="11.994cm" svg:x2="19.8cm" svg:y2="11.994cm">
          <text:p/>
        </draw:line>
        <draw:line draw:style-name="gr22" draw:text-style-name="P10" draw:layer="layout" svg:x1="21.8cm" svg:y1="10.588cm" svg:x2="21.8cm" svg:y2="11.394cm">
          <text:p/>
        </draw:line>
        <draw:frame draw:style-name="gr19" draw:text-style-name="P11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13" draw:text-style-name="P11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7" draw:text-style-name="P10" draw:layer="layout" svg:x1="24.2cm" svg:y1="13.594cm" svg:x2="24.2cm" svg:y2="10.188cm">
          <text:p/>
        </draw:line>
        <draw:line draw:style-name="gr17" draw:text-style-name="P10" draw:layer="layout" svg:x1="24.2cm" svg:y1="13.594cm" svg:x2="21.6cm" svg:y2="13.594cm">
          <text:p/>
        </draw:line>
        <draw:line draw:style-name="gr23" draw:text-style-name="P10" draw:layer="layout" svg:x1="21.6cm" svg:y1="11.4cm" svg:x2="21.6cm" svg:y2="9.8cm">
          <text:p/>
        </draw:line>
        <draw:line draw:style-name="gr23" draw:text-style-name="P10" draw:layer="layout" svg:x1="18.8cm" svg:y1="5.8cm" svg:x2="18.8cm" svg:y2="4.8cm">
          <text:p/>
        </draw:line>
        <draw:frame draw:style-name="gr19" draw:text-style-name="P11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9" draw:text-style-name="P11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5" draw:text-style-name="P10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079cm" svg:y1="16.803cm" svg:x2="22.8cm" svg:y2="16.803cm">
          <text:p/>
        </draw:line>
        <draw:line draw:style-name="gr16" draw:text-style-name="P10" draw:layer="layout" svg:x1="20.279cm" svg:y1="17.603cm" svg:x2="20.279cm" svg:y2="18.403cm">
          <text:p/>
        </draw:line>
        <draw:line draw:style-name="gr16" draw:text-style-name="P10" draw:layer="layout" svg:x1="19.479cm" svg:y1="16.803cm" svg:x2="18.479cm" svg:y2="16.803cm">
          <text:p/>
        </draw:line>
        <draw:line draw:style-name="gr22" draw:text-style-name="P10" draw:layer="layout" svg:x1="20.279cm" svg:y1="15.403cm" svg:x2="20.279cm" svg:y2="16.203cm">
          <text:p/>
        </draw:line>
        <draw:frame draw:style-name="gr18" draw:text-style-name="P11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2.879cm" svg:y1="19.403cm" svg:x2="22.879cm" svg:y2="20.203cm">
          <text:p/>
        </draw:line>
        <draw:line draw:style-name="gr16" draw:text-style-name="P10" draw:layer="layout" svg:x1="22.079cm" svg:y1="18.603cm" svg:x2="21.079cm" svg:y2="18.603cm">
          <text:p/>
        </draw:line>
        <draw:frame draw:style-name="gr19" draw:text-style-name="P11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7" draw:text-style-name="P10" draw:layer="layout" svg:x1="22.8cm" svg:y1="16.8cm" svg:x2="22.8cm" svg:y2="18cm">
          <text:p/>
        </draw:line>
        <draw:frame draw:style-name="gr13" draw:text-style-name="P11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6" draw:text-style-name="P10" draw:layer="layout" svg:x1="23.023cm" svg:y1="16.6cm" svg:x2="22.623cm" svg:y2="17cm">
          <text:p/>
        </draw:line>
        <draw:line draw:style-name="gr16" draw:text-style-name="P10" draw:layer="layout" svg:x1="23.023cm" svg:y1="17cm" svg:x2="22.623cm" svg:y2="16.6cm">
          <text:p/>
        </draw:line>
        <draw:frame draw:style-name="gr24" draw:text-style-name="P11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6" draw:text-style-name="P10" draw:layer="layout" svg:x1="24.679cm" svg:y1="18.6cm" svg:x2="23.679cm" svg:y2="18.6cm">
          <text:p/>
        </draw:line>
        <draw:frame draw:style-name="gr24" draw:text-style-name="P11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6" draw:text-style-name="P10" draw:layer="layout" svg:x1="19cm" svg:y1="5.6cm" svg:x2="18.6cm" svg:y2="6cm">
          <text:p/>
        </draw:line>
        <draw:line draw:style-name="gr16" draw:text-style-name="P10" draw:layer="layout" svg:x1="19cm" svg:y1="6cm" svg:x2="18.6cm" svg:y2="5.6cm">
          <text:p/>
        </draw:line>
        <draw:frame draw:style-name="standard" draw:layer="layout" svg:width="13.377cm" svg:height="8.294cm" svg:x="0.593cm" svg:y="9.05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6">
              <table:table-cell>
                <text:p text:style-name="P12">Path</text:p>
              </table:table-cell>
              <table:table-cell>
                <text:p text:style-name="P12">Degree of<text:line-break/>Freedom</text:p>
              </table:table-cell>
              <table:table-cell>
                <text:p text:style-name="P12">Line <text:line-break/>Segments</text:p>
              </table:table-cell>
              <table:table-cell>
                <text:p text:style-name="P12">Points</text:p>
              </table:table-cell>
            </table:table-row>
            <table:table-row table:style-name="ro2" table:default-cell-style-name="ce6">
              <table:table-cell>
                <text:p text:style-name="P12">Parallel</text:p>
              </table:table-cell>
              <table:table-cell>
                <text:p text:style-name="P12">1</text:p>
              </table:table-cell>
              <table:table-cell>
                <text:p text:style-name="P12">3</text:p>
              </table:table-cell>
              <table:table-cell>
                <text:p text:style-name="P12">2</text:p>
              </table:table-cell>
            </table:table-row>
            <table:table-row table:style-name="ro2" table:default-cell-style-name="ce6">
              <table:table-cell>
                <text:p text:style-name="P12">Anti-Parallel</text:p>
              </table:table-cell>
              <table:table-cell>
                <text:p text:style-name="P12">2</text:p>
              </table:table-cell>
              <table:table-cell>
                <text:p text:style-name="P12">5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6">
              <table:table-cell>
                <text:p text:style-name="P12">Edge-4A</text:p>
              </table:table-cell>
              <table:table-cell>
                <text:p text:style-name="P12">2</text:p>
              </table:table-cell>
              <table:table-cell>
                <text:p text:style-name="P12">4</text:p>
              </table:table-cell>
              <table:table-cell>
                <text:p text:style-name="P12">3<text:line-break/>Example:<text:line-break/>(ax, d0)<text:line-break/>(d1, d0)<text:line-break/>(d1, by)</text:p>
              </table:table-cell>
            </table:table-row>
            <table:table-row table:style-name="ro2" table:default-cell-style-name="ce6">
              <table:table-cell>
                <text:p text:style-name="P12">Edge-4B</text:p>
              </table:table-cell>
              <table:table-cell>
                <text:p text:style-name="P12">2</text:p>
              </table:table-cell>
              <table:table-cell>
                <text:p text:style-name="P12">4</text:p>
              </table:table-cell>
              <table:table-cell>
                <text:p text:style-name="P12">3</text:p>
              </table:table-cell>
            </table:table-row>
            <table:table-row table:style-name="ro2" table:default-cell-style-name="ce6">
              <table:table-cell>
                <text:p text:style-name="P12">Edge-2</text:p>
              </table:table-cell>
              <table:table-cell>
                <text:p text:style-name="P12">0</text:p>
              </table:table-cell>
              <table:table-cell>
                <text:p text:style-name="P12">2</text:p>
              </table:table-cell>
              <table:table-cell>
                <text:p text:style-name="P12"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2.2$Linux_X86_64 LibreOffice_project/40m0$Build-2</meta:generator>
    <dc:date>2016-01-08T14:42:46.586315526</dc:date>
    <meta:editing-duration>PT37M36S</meta:editing-duration>
    <meta:editing-cycles>5</meta:editing-cycles>
    <meta:document-statistic meta:object-count="267"/>
  </office:meta>
</office:document-meta>
</file>